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21.25cm" fo:min-width="41.5cm"/>
    </style:style>
    <style:style style:name="gr2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91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91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4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91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5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39cm" fo:min-width="1.348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6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39cm" fo:min-width="1.422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7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39cm" fo:min-width="1.422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8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39cm" fo:min-width="1.421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9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7cm" fo:min-width="2.644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10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59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1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59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2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59cm" fo:min-width="1.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3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07cm" fo:min-width="1.422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4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07cm" fo:min-width="1.421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5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7cm" fo:min-width="3.393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16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49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7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49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8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49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19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397cm" fo:min-width="1.348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0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397cm" fo:min-width="1.422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1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6cm" fo:min-width="1.995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22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6cm" fo:min-width="1.422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23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58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4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58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5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58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6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06cm" fo:min-width="1.421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7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06cm" fo:min-width="1.422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28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6cm" fo:min-width="2.546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29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48cm" fo:min-width="1.626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0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48cm" fo:min-width="1.7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1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91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2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59cm" fo:min-width="1.47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3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59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4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49cm" fo:min-width="1.4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5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49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6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6cm" fo:min-width="5.718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37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58cm" fo:min-width="1.473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8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58cm" fo:min-width="1.399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39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6cm" fo:min-width="3.844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0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left" draw:textarea-vertical-align="top" draw:auto-grow-height="false" fo:min-height="1.448cm" fo:min-width="3.15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41" style:family="graphic" style:parent-style-name="standard">
      <style:graphic-properties svg:stroke-width="0.053cm" svg:stroke-color="#666666" draw:marker-start-width="0.279cm" draw:marker-end-width="0.279cm" draw:fill="solid" draw:fill-color="#cccccc" draw:textarea-horizontal-align="left" draw:textarea-vertical-align="top" draw:auto-grow-height="false" fo:min-height="1.448cm" fo:min-width="2.142cm" fo:padding-top="0.151cm" fo:padding-bottom="0.151cm" fo:padding-left="0.276cm" fo:padding-right="0.276cm" fo:wrap-option="wrap" draw:shadow="hidden" draw:shadow-offset-x="0.106cm" draw:shadow-offset-y="0.106cm" draw:shadow-color="#808080" draw:shadow-opacity="70%"/>
      <style:paragraph-properties style:writing-mode="lr-tb"/>
    </style:style>
    <style:style style:name="gr42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39cm" fo:min-width="1.421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3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7cm" fo:min-width="1.421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4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07cm" fo:min-width="1.422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5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7cm" fo:min-width="1.422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6" style:family="graphic" style:parent-style-name="standard">
      <style:graphic-properties draw:stroke="solid"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7cm" fo:min-width="1.422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7" style:family="graphic" style:parent-style-name="standard">
      <style:graphic-properties draw:stroke="solid" svg:stroke-width="0.053cm" svg:stroke-color="#666666" draw:marker-start-width="0.279cm" draw:marker-end-width="0.279cm" draw:fill="solid" draw:fill-color="#eeeeee" draw:textarea-vertical-align="middle" fo:padding-top="0.151cm" fo:padding-bottom="0.151cm" fo:padding-left="0.276cm" fo:padding-right="0.276cm" draw:shadow="visible" draw:shadow-offset-x="0.071cm" draw:shadow-offset-y="0.071cm" draw:shadow-color="#666666" draw:shadow-opacity="100%"/>
      <style:paragraph-properties style:writing-mode="lr-tb"/>
    </style:style>
    <style:style style:name="gr48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396cm" fo:min-width="3.047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49" style:family="graphic" style:parent-style-name="standard">
      <style:graphic-properties svg:stroke-color="#1c1c1c" svg:stroke-opacity="0%" draw:fill-color="#808080" draw:textarea-horizontal-align="justify" draw:textarea-vertical-align="middle" draw:auto-grow-height="false" fo:min-height="2.446cm" fo:min-width="0.175cm"/>
    </style:style>
    <style:style style:name="gr50" style:family="graphic" style:parent-style-name="standard">
      <style:graphic-properties svg:stroke-color="#1c1c1c" svg:stroke-opacity="0%" draw:fill-color="#808080" draw:textarea-vertical-align="middle"/>
    </style:style>
    <style:style style:name="gr51" style:family="graphic" style:parent-style-name="standard">
      <style:graphic-properties svg:stroke-opacity="0%" draw:fill-color="#dddddd" draw:textarea-horizontal-align="justify" draw:textarea-vertical-align="middle" draw:auto-grow-height="false" fo:min-height="2.446cm" fo:min-width="0.175cm"/>
    </style:style>
    <style:style style:name="gr52" style:family="graphic" style:parent-style-name="standard">
      <style:graphic-properties svg:stroke-opacity="0%" draw:fill-color="#dddddd" draw:textarea-vertical-align="middle"/>
    </style:style>
    <style:style style:name="gr53" style:family="graphic" style:parent-style-name="standard">
      <style:graphic-properties draw:fill-color="#ffffff" draw:textarea-vertical-align="middle"/>
    </style:style>
    <style:style style:name="gr54" style:family="graphic" style:parent-style-name="standard">
      <style:graphic-properties svg:stroke-color="#1c1c1c" svg:stroke-opacity="0%" draw:fill-color="#808080" draw:textarea-horizontal-align="justify" draw:textarea-vertical-align="middle" draw:auto-grow-height="false" fo:min-height="3.2cm" fo:min-width="0.364cm"/>
    </style:style>
    <style:style style:name="gr55" style:family="graphic" style:parent-style-name="standard">
      <style:graphic-properties svg:stroke-opacity="0%" draw:fill-color="#dddddd" draw:textarea-horizontal-align="justify" draw:textarea-vertical-align="middle" draw:auto-grow-height="false" fo:min-height="3.2cm" fo:min-width="0.364cm"/>
    </style:style>
    <style:style style:name="gr56" style:family="graphic" style:parent-style-name="standard">
      <style:graphic-properties draw:fill-color="#808080" draw:textarea-vertical-align="middle"/>
    </style:style>
    <style:style style:name="gr57" style:family="graphic" style:parent-style-name="standard">
      <style:graphic-properties svg:stroke-color="#1c1c1c" svg:stroke-opacity="0%" draw:fill-color="#808080" draw:textarea-horizontal-align="justify" draw:textarea-vertical-align="middle" draw:auto-grow-height="false" fo:min-height="3.773cm" fo:min-width="0.503cm"/>
    </style:style>
    <style:style style:name="gr58" style:family="graphic" style:parent-style-name="standard">
      <style:graphic-properties svg:stroke-opacity="0%" draw:fill-color="#dddddd" draw:textarea-horizontal-align="justify" draw:textarea-vertical-align="middle" draw:auto-grow-height="false" fo:min-height="3.765cm" fo:min-width="0.503cm"/>
    </style:style>
    <style:style style:name="gr59" style:family="graphic" style:parent-style-name="standard">
      <style:graphic-properties svg:stroke-color="#1c1c1c" svg:stroke-opacity="0%" draw:fill-color="#808080" draw:textarea-horizontal-align="justify" draw:textarea-vertical-align="middle" draw:auto-grow-height="false" fo:min-height="2.698cm" fo:min-width="0.238cm"/>
    </style:style>
    <style:style style:name="gr60" style:family="graphic" style:parent-style-name="standard">
      <style:graphic-properties svg:stroke-opacity="0%" draw:fill-color="#dddddd" draw:textarea-horizontal-align="justify" draw:textarea-vertical-align="middle" draw:auto-grow-height="false" fo:min-height="2.699cm" fo:min-width="0.238cm"/>
    </style:style>
    <style:style style:name="gr61" style:family="graphic" style:parent-style-name="standard">
      <style:graphic-properties svg:stroke-color="#1c1c1c" svg:stroke-opacity="0%" draw:fill-color="#808080" draw:textarea-horizontal-align="justify" draw:textarea-vertical-align="middle" draw:auto-grow-height="false" fo:min-height="1.683cm" fo:min-width="0.508cm"/>
    </style:style>
    <style:style style:name="gr62" style:family="graphic" style:parent-style-name="standard">
      <style:graphic-properties svg:stroke-opacity="0%" draw:fill-color="#dddddd" draw:textarea-horizontal-align="justify" draw:textarea-vertical-align="middle" draw:auto-grow-height="false" fo:min-height="1.431cm" fo:min-width="0.509cm"/>
    </style:style>
    <style:style style:name="gr63" style:family="graphic" style:parent-style-name="standard">
      <style:graphic-properties draw:fill-color="#dddddd" draw:textarea-vertical-align="middle"/>
    </style:style>
    <style:style style:name="gr64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stroke="none" svg:stroke-color="#000000" draw:fill="none" draw:fill-color="#ffffff" fo:min-height="2.386cm"/>
      <style:paragraph-properties style:writing-mode="lr-tb"/>
    </style:style>
    <style:style style:name="gr6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25cm" fo:padding-top="0.142cm" fo:padding-bottom="0.142cm" fo:padding-left="0.267cm" fo:padding-right="0.267cm" draw:shadow="hidden" draw:shadow-offset-x="0.035cm" draw:shadow-offset-y="0.035cm" draw:shadow-color="#000000"/>
    </style:style>
    <style:style style:name="gr6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216cm" fo:padding-top="0.142cm" fo:padding-bottom="0.142cm" fo:padding-left="0.267cm" fo:padding-right="0.267cm" draw:shadow="hidden" draw:shadow-offset-x="0.035cm" draw:shadow-offset-y="0.035cm" draw:shadow-color="#000000"/>
    </style:style>
    <style:style style:name="gr68" style:family="graphic" style:parent-style-name="standard">
      <style:graphic-properties svg:stroke-width="0.053cm" svg:stroke-color="#666666" draw:marker-start-width="0.279cm" draw:marker-end-width="0.279cm" draw:fill="solid" draw:fill-color="#eeeeee" draw:textarea-horizontal-align="left" draw:textarea-vertical-align="top" draw:auto-grow-height="false" fo:min-height="1.439cm" fo:min-width="3.797cm" fo:padding-top="0.151cm" fo:padding-bottom="0.151cm" fo:padding-left="0.276cm" fo:padding-right="0.276cm" fo:wrap-option="wrap" draw:shadow="visible" draw:shadow-offset-x="0.071cm" draw:shadow-offset-y="0.071cm" draw:shadow-color="#666666" draw:shadow-opacity="100%"/>
      <style:paragraph-properties style:writing-mode="lr-tb"/>
    </style:style>
    <style:style style:name="gr69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start" style:writing-mode="lr-tb"/>
      <style:text-properties style:font-name="DejaVu Sans Condensed1" fo:font-size="18pt" fo:language="en" fo:country="US" fo:font-weight="bold" style:font-size-asian="15pt" style:font-size-complex="15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DejaVu Sans Condensed1" fo:font-size="18pt" fo:language="en" fo:country="US" fo:font-weight="bold" style:font-size-asian="15pt" style:font-size-complex="15pt"/>
    </style:style>
    <style:style style:name="P4" style:family="paragraph">
      <loext:graphic-properties draw:fill="solid" draw:fill-color="#cccccc"/>
      <style:paragraph-properties fo:text-align="start" style:writing-mode="lr-tb"/>
      <style:text-properties style:font-name="DejaVu Sans Condensed1" fo:font-size="18pt" fo:language="en" fo:country="US" fo:font-weight="bold" style:font-size-asian="15pt" style:font-size-complex="15pt"/>
    </style:style>
    <style:style style:name="P5" style:family="paragraph">
      <loext:graphic-properties draw:fill="solid" draw:fill-color="#eeeeee"/>
      <style:paragraph-properties fo:text-align="start" style:writing-mode="lr-tb"/>
      <style:text-properties style:font-name="DejaVu Sans Condensed1" fo:font-size="18pt" fo:language="en" fo:country="US" fo:font-weight="bold" style:font-size-asian="15pt" style:font-size-complex="15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eeeeee"/>
      <style:paragraph-properties fo:text-align="center" style:writing-mode="lr-tb"/>
      <style:text-properties style:font-name="DejaVu Sans Condensed1" fo:font-size="18pt" fo:font-weight="bold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DejaVu Sans Condensed" fo:font-size="14pt" fo:font-weight="normal" style:font-size-asian="14pt" style:font-size-complex="14pt"/>
    </style:style>
    <style:style style:name="T1" style:family="text">
      <style:text-properties style:font-name="DejaVu Sans Condensed1" fo:font-size="18pt" fo:language="en" fo:country="US" fo:font-weight="bold" style:font-size-asian="15pt" style:font-size-complex="15pt"/>
    </style:style>
    <style:style style:name="T2" style:family="text">
      <style:text-properties style:font-name="DejaVu Sans Condensed1" fo:font-size="18pt" fo:font-weight="bold"/>
    </style:style>
    <style:style style:name="T3" style:family="text">
      <style:text-properties style:font-name="DejaVu Sans Condensed"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21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74cm" svg:height="1.741cm" svg:x="1.882cm" svg:y="1.566cm">
          <text:p text:style-name="P2"><text:span text:style-name="T1">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5.555cm" svg:y="1.566cm">
          <text:p text:style-name="P2"><text:span text:style-name="T1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3cm" svg:height="1.741cm" svg:x="8.004cm" svg:y="1.566cm">
          <text:p text:style-name="P2"><text:span text:style-name="T1">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9cm" svg:height="1.741cm" svg:x="10.526cm" svg:y="1.566cm">
          <text:p text:style-name="P2"><text:span text:style-name="T1">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74cm" svg:height="1.741cm" svg:x="12.975cm" svg:y="1.566cm">
          <text:p text:style-name="P2"><text:span text:style-name="T1">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974cm" svg:height="1.741cm" svg:x="0.482cm" svg:y="4.356cm">
          <text:p text:style-name="P2"><text:span text:style-name="T1">~</text:span></text:p>
          <text:p text:style-name="P2"><text:span text:style-name="T1">`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3cm" svg:height="1.741cm" svg:x="4.331cm" svg:y="4.356cm">
          <text:p text:style-name="P2"><text:span text:style-name="T1">!</text:span></text:p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6.779cm" svg:y="4.356cm">
          <text:p text:style-name="P2"><text:span text:style-name="T1">@</text:span></text:p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74cm" svg:height="1.741cm" svg:x="9.228cm" svg:y="4.356cm">
          <text:p text:style-name="P2"><text:span text:style-name="T1">#</text:span></text:p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973cm" svg:height="1.741cm" svg:x="11.751cm" svg:y="4.356cm">
          <text:p text:style-name="P2"><text:span text:style-name="T1">$</text:span></text:p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74cm" svg:height="1.741cm" svg:x="14.199cm" svg:y="4.356cm">
          <text:p text:style-name="P2"><text:span text:style-name="T1">%</text:span></text:p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196cm" svg:height="1.709cm" svg:x="0.484cm" svg:y="6.846cm">
          <text:p text:style-name="P2"><text:span text:style-name="T1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974cm" svg:height="1.709cm" svg:x="5.555cm" svg:y="6.846cm">
          <text:p text:style-name="P2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.973cm" svg:height="1.709cm" svg:x="8.004cm" svg:y="6.846cm">
          <text:p text:style-name="P2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.9cm" svg:height="1.709cm" svg:x="10.526cm" svg:y="6.846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974cm" svg:height="1.709cm" svg:x="12.975cm" svg:y="6.846cm">
          <text:p text:style-name="P2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973cm" svg:height="1.709cm" svg:x="15.424cm" svg:y="6.846cm"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.945cm" svg:height="1.699cm" svg:x="0.484cm" svg:y="9.304cm">
          <text:p text:style-name="P2"><text:span text:style-name="T1">Caps</text:span></text:p>
          <text:p text:style-name="P2"><text:span text:style-name="T1">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974cm" svg:height="1.699cm" svg:x="6.304cm" svg:y="9.304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.974cm" svg:height="1.699cm" svg:x="8.753cm" svg:y="9.304cm">
          <text:p text:style-name="P2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73cm" svg:height="1.699cm" svg:x="11.202cm" svg:y="9.304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1.9cm" svg:height="1.699cm" svg:x="13.724cm" svg:y="9.304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974cm" svg:height="1.699cm" svg:x="16.173cm" svg:y="9.304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2.547cm" svg:height="1.708cm" svg:x="0.484cm" svg:y="11.752cm">
          <text:p text:style-name="P2"><text:span text:style-name="T1">L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974cm" svg:height="1.708cm" svg:x="3.58cm" svg:y="11.752cm">
          <text:p text:style-name="P2"><text:span text:style-name="T1">|</text:span></text:p>
          <text:p text:style-name="P2"><text:span text:style-name="T1">\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973cm" svg:height="1.708cm" svg:x="7.429cm" svg:y="11.752cm">
          <text:p text:style-name="P2"><text:span text:style-name="T1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1.974cm" svg:height="1.708cm" svg:x="9.877cm" svg:y="11.752cm">
          <text:p text:style-name="P2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1.974cm" svg:height="1.708cm" svg:x="12.326cm" svg:y="11.752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.973cm" svg:height="1.708cm" svg:x="14.775cm" svg:y="11.752cm">
          <text:p text:style-name="P2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layout" svg:width="1.974cm" svg:height="1.708cm" svg:x="17.223cm" svg:y="11.752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098cm" svg:height="1.698cm" svg:x="0.484cm" svg:y="14.25cm">
          <text:p text:style-name="P2"><text:span text:style-name="T1">LCt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126cm" svg:height="1.698cm" svg:x="5.455cm" svg:y="14.25cm">
          <text:p text:style-name="P2"><text:span text:style-name="T1">L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" draw:layer="layout" svg:width="2.2cm" svg:height="1.698cm" svg:x="8.008cm" svg:y="14.21cm">
          <text:p text:style-name="P2"><text:span text:style-name="T1">LA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27.058cm" svg:y="1.566cm">
          <text:p text:style-name="P2"><text:span text:style-name="T1">F8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draw:layer="layout" svg:width="1.973cm" svg:height="1.741cm" svg:x="24.587cm" svg:y="1.566cm">
          <text:p text:style-name="P2"><text:span text:style-name="T1">F7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22.161cm" svg:y="1.566cm">
          <text:p text:style-name="P2"><text:span text:style-name="T1">F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19.712cm" svg:y="1.566cm">
          <text:p text:style-name="P2"><text:span text:style-name="T1">F5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layer="layout" svg:width="1.974cm" svg:height="1.741cm" svg:x="32.205cm" svg:y="4.356cm">
          <text:p text:style-name="P2"><text:span text:style-name="T1">_</text:span></text:p>
          <text:p text:style-name="P2"><text:span text:style-name="T1">-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draw:layer="layout" svg:width="1.973cm" svg:height="1.741cm" svg:x="28.26cm" svg:y="4.356cm">
          <text:p text:style-name="P2"><text:span text:style-name="T1">)</text:span></text:p>
          <text:p text:style-name="P2"><text:span text:style-name="T1">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25.834cm" svg:y="4.356cm">
          <text:p text:style-name="P2"><text:span text:style-name="T1">(</text:span></text:p>
          <text:p text:style-name="P2"><text:span text:style-name="T1">9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3" draw:layer="layout" svg:width="1.974cm" svg:height="1.741cm" svg:x="23.385cm" svg:y="4.356cm">
          <text:p text:style-name="P2"><text:span text:style-name="T1">*</text:span></text:p>
          <text:p text:style-name="P2"><text:span text:style-name="T1">8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1" draw:text-style-name="P4" draw:layer="layout" svg:width="1.973cm" svg:height="1.741cm" svg:x="20.914cm" svg:y="4.356cm">
          <text:p text:style-name="P2"><text:span text:style-name="T1">&amp;</text:span></text:p>
          <text:p text:style-name="P2"><text:span text:style-name="T1">7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4" draw:layer="layout" svg:width="1.974cm" svg:height="1.741cm" svg:x="18.488cm" svg:y="4.356cm">
          <text:p text:style-name="P2"><text:span text:style-name="T1">^</text:span></text:p>
          <text:p text:style-name="P2"><text:span text:style-name="T1">6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3" draw:layer="layout" svg:width="1.9cm" svg:height="1.709cm" svg:x="29.581cm" svg:y="6.846cm">
          <text:p text:style-name="P2"><text:span text:style-name="T1">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4" draw:layer="layout" svg:width="1.974cm" svg:height="1.709cm" svg:x="27.058cm" svg:y="6.846cm">
          <text:p text:style-name="P2"><text:span text:style-name="T1">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3" draw:text-style-name="P3" draw:layer="layout" svg:width="1.973cm" svg:height="1.709cm" svg:x="24.587cm" svg:y="6.846cm">
          <text:p text:style-name="P2"><text:span text:style-name="T1">I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4" draw:layer="layout" svg:width="1.974cm" svg:height="1.709cm" svg:x="22.161cm" svg:y="6.846cm">
          <text:p text:style-name="P2"><text:span text:style-name="T1">U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2" draw:text-style-name="P4" draw:layer="layout" svg:width="1.974cm" svg:height="1.709cm" svg:x="19.712cm" svg:y="6.846cm">
          <text:p text:style-name="P2"><text:span text:style-name="T1">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3" draw:layer="layout" svg:width="1.973cm" svg:height="1.699cm" svg:x="30.408cm" svg:y="9.304cm">
          <text:p text:style-name="P2"><text:span text:style-name="T1">:</text:span></text:p>
          <text:p text:style-name="P2"><text:span text:style-name="T1">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4" draw:text-style-name="P4" draw:layer="layout" svg:width="1.9cm" svg:height="1.699cm" svg:x="27.982cm" svg:y="9.304cm">
          <text:p text:style-name="P2"><text:span text:style-name="T1">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3" draw:layer="layout" svg:width="1.974cm" svg:height="1.699cm" svg:x="25.459cm" svg:y="9.304cm">
          <text:p text:style-name="P2"><text:span text:style-name="T1">K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4" draw:layer="layout" svg:width="1.973cm" svg:height="1.699cm" svg:x="22.988cm" svg:y="9.304cm">
          <text:p text:style-name="P2"><text:span text:style-name="T1">J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4" draw:layer="layout" svg:width="1.974cm" svg:height="1.699cm" svg:x="20.562cm" svg:y="9.304cm">
          <text:p text:style-name="P2"><text:span text:style-name="T1">H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5" draw:layer="layout" svg:width="6.27cm" svg:height="1.708cm" svg:x="35.255cm" svg:y="11.752cm">
          <text:p text:style-name="P2"><text:span text:style-name="T1">RShif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3" draw:layer="layout" svg:width="1.974cm" svg:height="1.708cm" svg:x="31.38cm" svg:y="11.752cm">
          <text:p text:style-name="P2"><text:span text:style-name="T1">?</text:span></text:p>
          <text:p text:style-name="P2"><text:span text:style-name="T1">/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4" draw:layer="layout" svg:width="1.973cm" svg:height="1.708cm" svg:x="28.909cm" svg:y="11.752cm">
          <text:p text:style-name="P2"><text:span text:style-name="T1">&gt;</text:span></text:p>
          <text:p text:style-name="P2"><text:span text:style-name="T1">.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5" draw:text-style-name="P3" draw:layer="layout" svg:width="1.974cm" svg:height="1.708cm" svg:x="26.483cm" svg:y="11.752cm">
          <text:p text:style-name="P2"><text:span text:style-name="T1">&lt;</text:span></text:p>
          <text:p text:style-name="P2"><text:span text:style-name="T1">,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4" draw:layer="layout" svg:width="1.974cm" svg:height="1.708cm" svg:x="24.034cm" svg:y="11.752cm">
          <text:p text:style-name="P2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8" draw:text-style-name="P4" draw:layer="layout" svg:width="1.899cm" svg:height="1.708cm" svg:x="21.563cm" svg:y="11.752cm">
          <text:p text:style-name="P2"><text:span text:style-name="T1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5" draw:layer="layout" svg:width="4.396cm" svg:height="1.698cm" svg:x="37.129cm" svg:y="14.21cm">
          <text:p text:style-name="P2"><text:span text:style-name="T1">RCt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0" draw:text-style-name="P3" draw:layer="layout" svg:width="3.65cm" svg:height="1.698cm" svg:x="31.429cm" svg:y="14.21cm">
          <text:p text:style-name="P2"><text:span text:style-name="T1">AppsK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1" draw:text-style-name="P4" draw:layer="layout" svg:width="2.642cm" svg:height="1.698cm" svg:x="28.259cm" svg:y="14.21cm">
          <text:p text:style-name="P2"><text:span text:style-name="T1">Alt G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layer="layout" svg:width="1.974cm" svg:height="1.741cm" svg:x="34.654cm" svg:y="4.356cm">
          <text:p text:style-name="P2"><text:span text:style-name="T1">+</text:span></text:p>
          <text:p text:style-name="P2"><text:span text:style-name="T1">=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layer="layout" svg:width="1.974cm" svg:height="1.741cm" svg:x="39.551cm" svg:y="1.566cm">
          <text:p text:style-name="P2"><text:span text:style-name="T1">F1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5" draw:layer="layout" svg:width="1.973cm" svg:height="1.741cm" svg:x="37.08cm" svg:y="1.566cm">
          <text:p text:style-name="P2"><text:span text:style-name="T1">F1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layer="layout" svg:width="1.974cm" svg:height="1.741cm" svg:x="34.654cm" svg:y="1.566cm">
          <text:p text:style-name="P2"><text:span text:style-name="T1">F1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3" draw:layer="layout" svg:width="1.974cm" svg:height="1.741cm" svg:x="30.805cm" svg:y="1.566cm">
          <text:p text:style-name="P2"><text:span text:style-name="T1">F9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5" draw:layer="layout" svg:width="1.973cm" svg:height="1.709cm" svg:x="33.407cm" svg:y="6.846cm">
          <text:p text:style-name="P2"><text:span text:style-name="T1">{</text:span></text:p>
          <text:p text:style-name="P2"><text:span text:style-name="T1">[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5" draw:layer="layout" svg:width="1.974cm" svg:height="1.709cm" svg:x="35.878cm" svg:y="6.846cm">
          <text:p text:style-name="P2"><text:span text:style-name="T1">}</text:span></text:p>
          <text:p text:style-name="P2"><text:span text:style-name="T1">]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5" draw:layer="layout" svg:width="1.974cm" svg:height="1.699cm" svg:x="34.279cm" svg:y="9.304cm">
          <text:p text:style-name="P2"><text:span text:style-name="T1">“</text:span></text:p>
          <text:p text:style-name="P2"><text:span text:style-name="T1">‘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5" draw:layer="layout" svg:width="1.974cm" svg:height="1.699cm" svg:x="36.777cm" svg:y="9.304cm">
          <text:p text:style-name="P2"><text:span text:style-name="T1">|</text:span></text:p>
          <text:p text:style-name="P2"><text:span text:style-name="T1">\</text:span></text:p>
          <draw:enhanced-geometry svg:viewBox="0 0 21600 21600" draw:mirror-horizontal="true" draw:mirror-vertical="false" draw:type="rectangle" draw:enhanced-path="M 0 0 L 21600 0 21600 21600 0 21600 0 0 Z N"/>
        </draw:custom-shape>
        <draw:polygon draw:style-name="gr47" draw:text-style-name="P7" draw:layer="layout" svg:width="3.074cm" svg:height="4.18cm" svg:x="38.458cm" svg:y="6.855cm" svg:viewBox="0 0 3075 4181" draw:points="0,0 1,1605 956,1605 952,4181 3072,4181 3075,0">
          <text:p text:style-name="P6"><text:span text:style-name="T2">Enter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</draw:polygon>
        <draw:custom-shape draw:style-name="gr48" draw:text-style-name="P5" draw:layer="layout" svg:width="3.599cm" svg:height="1.698cm" svg:x="18.869cm" svg:y="14.282cm">
          <text:p text:style-name="P2"><text:span text:style-name="T1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g>
              <draw:custom-shape draw:style-name="gr49" draw:text-style-name="P8" draw:layer="layout" svg:width="1.203cm" svg:height="4.812cm" draw:transform="rotate (-0.0415388361974654) translate (31.937cm 19.378cm)">
                <text:p/>
  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349cm" svg:height="0.609cm" draw:transform="skewX (0.00157079632679489) rotate (-1.61233516299236) translate (32.87cm 18.854cm)" draw:kind="cut" draw:start-angle="89.92" draw:end-angle="270.33">
                <text:p/>
              </draw:ellipse>
            </draw:g>
            <draw:custom-shape draw:style-name="gr51" draw:text-style-name="P9" draw:layer="layout" svg:width="1.203cm" svg:height="4.812cm" draw:transform="rotate (-0.0415388361974654) translate (32.008cm 19.285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348cm" svg:height="0.609cm" draw:transform="skewX (0.00157079632679491) rotate (-1.61216063006716) translate (32.939cm 18.777cm)" draw:kind="cut" draw:start-angle="90" draw:end-angle="270.26">
              <text:p/>
            </draw:ellipse>
            <draw:ellipse draw:style-name="gr53" draw:text-style-name="P10" draw:layer="layout" svg:width="1.315cm" svg:height="0.442cm" draw:transform="rotate (-1.61216063006716) translate (32.844cm 18.915cm)" draw:kind="cut" draw:start-angle="89.91" draw:end-angle="270.08">
              <text:p/>
            </draw:ellipse>
          </draw:g>
          <draw:g>
            <draw:g>
              <draw:custom-shape draw:style-name="gr54" draw:text-style-name="P8" draw:layer="layout" svg:width="1.54cm" svg:height="6.158cm" draw:transform="rotate (0.0651007810993885) translate (29.25cm 18.193cm)">
                <text:p/>
  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726cm" svg:height="0.781cm" draw:transform="rotate (-1.50604461154591) translate (30.364cm 17.403cm)" draw:kind="cut" draw:start-angle="90" draw:end-angle="270.07">
                <text:p/>
              </draw:ellipse>
            </draw:g>
            <draw:custom-shape draw:style-name="gr55" draw:text-style-name="P9" draw:layer="layout" svg:width="1.54cm" svg:height="6.158cm" draw:transform="rotate (0.0651007810993885) translate (29.325cm 18.085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726cm" svg:height="0.781cm" draw:transform="rotate (-1.50604461154591) translate (30.439cm 17.295cm)" draw:kind="cut" draw:start-angle="90" draw:end-angle="270.07">
              <text:p/>
            </draw:ellipse>
            <draw:ellipse draw:style-name="gr56" draw:text-style-name="P8" draw:layer="layout" svg:width="1.683cm" svg:height="0.564cm" draw:transform="rotate (-1.50552101277031) translate (30.338cm 17.483cm)" draw:kind="cut" draw:start-angle="89.86" draw:end-angle="270.07">
              <text:p/>
            </draw:ellipse>
          </draw:g>
          <draw:g>
            <draw:g>
              <draw:custom-shape draw:style-name="gr57" draw:text-style-name="P8" draw:layer="layout" svg:width="1.791cm" svg:height="7.179cm" draw:transform="rotate (0.0888372589265114) translate (26.66cm 17.32cm)">
                <text:p/>
  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2.009cm" svg:height="0.907cm" draw:transform="rotate (-1.48248266664398) translate (27.942cm 16.36cm)" draw:kind="cut" draw:start-angle="89.94" draw:end-angle="270.06">
                <text:p/>
              </draw:ellipse>
            </draw:g>
            <draw:custom-shape draw:style-name="gr58" draw:text-style-name="P9" draw:layer="layout" svg:width="1.791cm" svg:height="7.167cm" draw:transform="rotate (0.0888372589265114) translate (26.754cm 17.198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2.009cm" svg:height="0.908cm" draw:transform="rotate (-1.48195906786839) translate (28.026cm 16.234cm)" draw:kind="cut" draw:start-angle="90" draw:end-angle="270">
              <text:p/>
            </draw:ellipse>
            <draw:ellipse draw:style-name="gr53" draw:text-style-name="P10" draw:layer="layout" svg:width="1.958cm" svg:height="0.657cm" draw:transform="rotate (-1.48213360079359) translate (27.914cm 16.456cm)" draw:kind="cut" draw:start-angle="90.06" draw:end-angle="269.94">
              <text:p/>
            </draw:ellipse>
          </draw:g>
          <draw:g>
            <draw:g>
              <draw:custom-shape draw:style-name="gr59" draw:text-style-name="P8" draw:layer="layout" svg:width="1.315cm" svg:height="5.26cm" draw:transform="rotate (0.106814150222053) translate (24.809cm 19.415cm)">
                <text:p/>
  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475cm" svg:height="0.666cm" draw:transform="rotate (-1.46415670949804) translate (25.758cm 18.687cm)" draw:kind="cut" draw:start-angle="89.92" draw:end-angle="270">
                <text:p/>
              </draw:ellipse>
            </draw:g>
            <draw:custom-shape draw:style-name="gr60" draw:text-style-name="P9" draw:layer="layout" svg:width="1.315cm" svg:height="5.262cm" draw:transform="skewX (0.00209439510239318) rotate (0.106814150222053) translate (24.89cm 19.306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475cm" svg:height="0.666cm" draw:transform="rotate (-1.46415670949804) translate (25.819cm 18.593cm)" draw:kind="cut" draw:start-angle="89.92" draw:end-angle="270">
              <text:p/>
            </draw:ellipse>
            <draw:ellipse draw:style-name="gr56" draw:text-style-name="P8" draw:layer="layout" svg:width="1.437cm" svg:height="0.482cm" draw:transform="rotate (-1.46380764364764) translate (25.739cm 18.758cm)" draw:kind="cut" draw:start-angle="89.92" draw:end-angle="270.08">
              <text:p/>
            </draw:ellipse>
          </draw:g>
          <draw:g>
            <draw:g>
              <draw:custom-shape draw:style-name="gr61" draw:text-style-name="P8" draw:layer="layout" svg:width="1.8cm" svg:height="3.449cm" draw:transform="rotate (0.638965039155124) translate (21.788cm 24.273cm)">
                <text:p/>
  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0.967cm" svg:height="0.912cm" draw:transform="rotate (-0.931831287639773) translate (22.632cm 23.139cm)" draw:kind="cut" draw:start-angle="89.88" draw:end-angle="270.24">
                <text:p/>
              </draw:ellipse>
            </draw:g>
            <draw:custom-shape draw:style-name="gr62" draw:text-style-name="P9" draw:layer="layout" svg:width="1.801cm" svg:height="3.001cm" draw:transform="rotate (0.638965039155124) translate (22.058cm 24.476cm)">
              <text:p/>
    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2.02cm" svg:height="0.911cm" draw:transform="skewX (0.00104719755119656) rotate (-0.931831287639773) translate (22.637cm 22.986cm)" draw:kind="cut" draw:start-angle="90.11" draw:end-angle="270.06">
              <text:p/>
            </draw:ellipse>
            <draw:ellipse draw:style-name="gr63" draw:text-style-name="P9" draw:layer="layout" svg:width="1.968cm" svg:height="0.66cm" draw:transform="rotate (-0.932005820564972) translate (22.659cm 23.235cm)" draw:kind="cut" draw:start-angle="90" draw:end-angle="270">
              <text:p/>
            </draw:ellipse>
          </draw:g>
          <draw:path draw:style-name="gr64" draw:text-style-name="P11" draw:layer="layout" svg:width="7.243cm" svg:height="3.406cm" draw:transform="skewX (0.0486946861306418) rotate (3.0791098663684) translate (32.3753452247926cm 28.6382194476066cm)" svg:viewBox="0 0 7244 3407" svg:d="M7244 941c-6110-3135-7320 2578-7240 2464">
            <text:p/>
          </draw:path>
        </draw:g>
        <draw:g>
          <draw:g>
            <draw:g>
              <draw:custom-shape draw:style-name="gr49" draw:text-style-name="P8" draw:layer="layout" svg:width="1.203cm" svg:height="4.811cm" draw:transform="rotate (-0.141371669411541) translate (7.785cm 19.56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349cm" svg:height="0.609cm" draw:transform="skewX (-0.0015707963267949) rotate (1.71216799620644) translate (7.507cm 20.469cm)" draw:kind="cut" draw:start-angle="269.58" draw:end-angle="89.91">
                <text:p/>
              </draw:ellipse>
            </draw:g>
            <draw:custom-shape draw:style-name="gr51" draw:text-style-name="P9" draw:layer="layout" svg:width="1.203cm" svg:height="4.811cm" draw:transform="rotate (-0.141371669411541) translate (7.705cm 19.475cm)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348cm" svg:height="0.609cm" draw:transform="skewX (-0.00157079632679489) rotate (1.71216799620644) translate (7.431cm 20.399cm)" draw:kind="cut" draw:start-angle="269.58" draw:end-angle="89.91">
              <text:p/>
            </draw:ellipse>
            <draw:ellipse draw:style-name="gr53" draw:text-style-name="P10" draw:layer="layout" svg:width="1.315cm" svg:height="0.442cm" draw:transform="rotate (1.71164439743084) translate (7.534cm 20.494cm)" draw:kind="cut" draw:start-angle="270.08" draw:end-angle="90.09">
              <text:p/>
            </draw:ellipse>
          </draw:g>
          <draw:g>
            <draw:g>
              <draw:custom-shape draw:style-name="gr54" draw:text-style-name="P8" draw:layer="layout" svg:width="1.54cm" svg:height="6.159cm" draw:transform="rotate (-0.023561944901924) translate (9.467cm 18.143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726cm" svg:height="0.782cm" draw:transform="rotate (1.59453280462202) translate (9.723cm 19.178cm)" draw:kind="cut" draw:start-angle="269.93" draw:end-angle="90.07">
                <text:p/>
              </draw:ellipse>
            </draw:g>
            <draw:custom-shape draw:style-name="gr55" draw:text-style-name="P9" draw:layer="layout" svg:width="1.54cm" svg:height="6.159cm" draw:transform="rotate (-0.023561944901924) translate (9.382cm 18.042cm)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726cm" svg:height="0.782cm" draw:transform="rotate (1.59453280462202) translate (9.639cm 19.077cm)" draw:kind="cut" draw:start-angle="269.93" draw:end-angle="90.07">
              <text:p/>
            </draw:ellipse>
            <draw:ellipse draw:style-name="gr56" draw:text-style-name="P8" draw:layer="layout" svg:width="1.683cm" svg:height="0.564cm" draw:transform="rotate (1.59400920584642) translate (9.754cm 19.212cm)" draw:kind="cut" draw:start-angle="269.93" draw:end-angle="90.14">
              <text:p/>
            </draw:ellipse>
          </draw:g>
          <draw:g>
            <draw:g>
              <draw:custom-shape draw:style-name="gr57" draw:text-style-name="P8" draw:layer="layout" svg:width="1.791cm" svg:height="7.179cm" draw:transform="rotate (0.116413461108022) translate (11.353cm 17.383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2.009cm" svg:height="0.907cm" draw:transform="rotate (1.45508099738767) translate (12.486cm 18.383cm)" draw:kind="cut" draw:start-angle="269.94" draw:end-angle="90">
                <text:p/>
              </draw:ellipse>
            </draw:g>
            <draw:custom-shape draw:style-name="gr58" draw:text-style-name="P9" draw:layer="layout" svg:width="1.791cm" svg:height="7.168cm" draw:transform="rotate (0.116413461108022) translate (11.27cm 17.255cm)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2.009cm" svg:height="0.908cm" draw:transform="rotate (1.45455739861207) translate (12.404cm 18.255cm)" draw:kind="cut" draw:start-angle="270.06" draw:end-angle="89.94">
              <text:p/>
            </draw:ellipse>
            <draw:ellipse draw:style-name="gr53" draw:text-style-name="P10" draw:layer="layout" svg:width="1.958cm" svg:height="0.657cm" draw:transform="rotate (1.45473193153727) translate (12.516cm 18.429cm)" draw:kind="cut" draw:start-angle="270" draw:end-angle="90">
              <text:p/>
            </draw:ellipse>
          </draw:g>
          <draw:g>
            <draw:g>
              <draw:custom-shape draw:style-name="gr59" draw:text-style-name="P8" draw:layer="layout" svg:width="1.315cm" svg:height="5.26cm" draw:transform="rotate (0.16929693744345) translate (13.593cm 19.608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1.475cm" svg:height="0.666cm" draw:transform="rotate (1.40167392227665) translate (14.627cm 20.276cm)" draw:kind="cut" draw:start-angle="270.08" draw:end-angle="90">
                <text:p/>
              </draw:ellipse>
            </draw:g>
            <draw:custom-shape draw:style-name="gr60" draw:text-style-name="P9" draw:layer="layout" svg:width="1.315cm" svg:height="5.262cm" draw:transform="skewX (-0.00296705972839034) rotate (0.16929693744345) translate (13.529cm 19.497cm)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1.475cm" svg:height="0.666cm" draw:transform="rotate (1.40167392227665) translate (14.572cm 20.178cm)" draw:kind="cut" draw:start-angle="270.08" draw:end-angle="90">
              <text:p/>
            </draw:ellipse>
            <draw:ellipse draw:style-name="gr56" draw:text-style-name="P8" draw:layer="layout" svg:width="1.437cm" svg:height="0.482cm" draw:transform="rotate (1.40167392227665) translate (14.648cm 20.31cm)" draw:kind="cut" draw:start-angle="270" draw:end-angle="90">
              <text:p/>
            </draw:ellipse>
          </draw:g>
          <draw:g>
            <draw:g>
              <draw:custom-shape draw:style-name="gr61" draw:text-style-name="P8" draw:layer="layout" svg:width="1.8cm" svg:height="3.449cm" draw:transform="rotate (0.638965039155124) translate (15.159cm 24.3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50" draw:text-style-name="P8" draw:layer="layout" svg:width="0.967cm" svg:height="0.912cm" draw:transform="rotate (0.931482221789373) translate (17.24cm 23.942cm)" draw:kind="cut" draw:start-angle="269.88" draw:end-angle="90">
                <text:p/>
              </draw:ellipse>
            </draw:g>
            <draw:custom-shape draw:style-name="gr62" draw:text-style-name="P9" draw:layer="layout" svg:width="1.801cm" svg:height="3.001cm" draw:transform="rotate (0.638965039155124) translate (15.149cm 24.503cm)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ellipse draw:style-name="gr52" draw:text-style-name="P9" draw:layer="layout" svg:width="2.02cm" svg:height="0.911cm" draw:transform="skewX (-0.00104719755119656) rotate (0.931482221789373) translate (16.607cm 24.634cm)" draw:kind="cut" draw:start-angle="269.94" draw:end-angle="89.83">
              <text:p/>
            </draw:ellipse>
            <draw:ellipse draw:style-name="gr63" draw:text-style-name="P9" draw:layer="layout" svg:width="1.968cm" svg:height="0.659cm" draw:transform="rotate (0.932180353490171) translate (16.617cm 24.842cm)" draw:kind="cut" draw:start-angle="270" draw:end-angle="90">
              <text:p/>
            </draw:ellipse>
          </draw:g>
          <draw:path draw:style-name="gr64" draw:text-style-name="P11" draw:layer="layout" svg:width="7.244cm" svg:height="3.406cm" draw:transform="skewX (-0.0485201532054424) rotate (-3.0791098663684) translate (15.3033165930812cm 28.2129012416559cm)" svg:viewBox="0 0 7245 3407" svg:d="M0 941c6110-3135 7320 2578 7241 2464">
            <text:p/>
          </draw:path>
        </draw:g>
        <draw:frame draw:style-name="gr65" draw:text-style-name="P13" draw:layer="layout" svg:width="7.5cm" svg:height="2.636cm" svg:x="33.35cm" svg:y="19.814cm">
          <draw:text-box>
            <text:p text:style-name="P12"><text:span text:style-name="T3">Dumitru UNGUREANU</text:span></text:p>
            <text:p text:style-name="P12"><text:span text:style-name="T3">itmitica@gmail.com</text:span></text:p>
          </draw:text-box>
        </draw:frame>
        <draw:custom-shape draw:style-name="gr66" draw:text-style-name="P10" draw:layer="layout" svg:width="0.75cm" svg:height="0.25cm" svg:x="14.4cm" svg:y="10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0.75cm" svg:height="0.25cm" svg:x="23.618cm" svg:y="10.5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4.349cm" svg:height="1.741cm" svg:x="37.171cm" svg:y="4.409cm">
          <text:p text:style-name="P2"><text:span text:style-name="T1">Back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69" draw:text-style-name="P11" draw:layer="layout" svg:x1="6.25cm" svg:y1="20.25cm" svg:x2="2.25cm" svg:y2="16.25cm">
          <text:p/>
        </draw:line>
        <draw:line draw:style-name="gr69" draw:text-style-name="P11" draw:layer="layout" svg:x1="34cm" svg:y1="20cm" svg:x2="38.5cm" svg:y2="16.25cm">
          <text:p/>
        </draw:line>
        <draw:line draw:style-name="gr69" draw:text-style-name="P11" draw:layer="layout" svg:x1="21.75cm" svg:y1="22.5cm" svg:x2="20.664cm" svg:y2="16.36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09:42:07.193000000</meta:creation-date>
    <dc:date>2022-01-05T13:51:15.554000000</dc:date>
    <meta:editing-duration>PT10H9M42S</meta:editing-duration>
    <meta:editing-cycles>155</meta:editing-cycles>
    <meta:generator>LibreOffice/7.1.8.1$Windows_X86_64 LibreOffice_project/e1f30c802c3269a1d052614453f260e49458c82c</meta:generator>
    <meta:print-date>2022-01-05T10:02:19.332000000</meta:print-date>
    <meta:document-statistic meta:object-count="155"/>
  </office:meta>
</office:document-meta>
</file>